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text-line-through-style="none" style:text-line-through-type="none" style:font-name="Liberation Mono" fo:font-size="11pt" fo:font-weight="bold" fo:background-color="transparent" style:font-name-asian="Liberation Mono" style:font-weight-asian="bold" style:font-name-complex="Liberation Mono" style:font-weight-complex="bold"/>
    </style:style>
    <style:style style:name="P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normal" fo:background-color="transparent" style:font-name-asian="Liberation Mono" style:font-name-complex="Liberation Mono"/>
    </style:style>
    <style:style style:name="P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0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officeooo:paragraph-rsid="002e0600" fo:background-color="transparent" style:font-name-asian="Liberation Mono" style:font-name-complex="Liberation Mono"/>
    </style:style>
    <style:style style:name="P1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officeooo:rsid="001dc1db" officeooo:paragraph-rsid="001dc1db" fo:background-color="transparent" style:font-name-asian="Liberation Mono" style:font-name-complex="Liberation Mono"/>
    </style:style>
    <style:style style:name="P16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17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none" style:text-line-through-type="none" style:font-name="Calibri1" fo:font-size="10pt" fo:font-weight="normal" officeooo:rsid="000cb46a" officeooo:paragraph-rsid="000cb46a" fo:background-color="transparent" style:font-name-asian="Calibri1" style:font-size-asian="10pt" style:font-name-complex="Calibri1" style:font-size-complex="10pt"/>
    </style:style>
    <style:style style:name="P1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none" style:text-line-through-type="none" style:font-name="Liberation Mono" fo:font-size="10pt" fo:font-weight="normal" officeooo:paragraph-rsid="002e0600" fo:background-color="transparent" style:font-name-asian="Liberation Mono" style:font-name-complex="Liberation Mono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text-line-through-style="solid" style:text-line-through-type="single" style:font-name="Liberation Mono" fo:font-size="11pt" fo:font-weight="normal" fo:background-color="transparent" loext:char-shading-value="0" style:font-name-asian="Liberation Mono" style:font-name-complex="Liberation Mono"/>
    </style:style>
    <style:style style:name="T5" style:family="text">
      <style:text-properties fo:color="#0000ff" style:text-line-through-style="solid" style:text-line-through-type="single" style:font-name="Liberation Mono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6" style:family="text">
      <style:text-properties fo:font-size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be1d"/>
    </style:style>
    <style:style style:name="T9" style:family="text">
      <style:text-properties officeooo:rsid="001dc1db"/>
    </style:style>
    <style:style style:name="T10" style:family="text">
      <style:text-properties officeooo:rsid="00214923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text:span text:style-name="T2">TASKS</text:span></text:p>
      <text:p text:style-name="P3"/>
      <text:p text:style-name="P3">New Features</text:p>
      <text:p text:style-name="P3"><text:tab/>Admin user</text:p>
      <text:list xml:id="list3664042517" text:style-name="L1">
        <text:list-item>
          <text:p text:style-name="P8">Only give “Delete” and “Deliver” button actions</text:p>
        </text:list-item>
        <text:list-item>
          <text:p text:style-name="P8">Add “Archive order” button <text:span text:style-name="T9">and functionality</text:span></text:p>
        </text:list-item>
        <text:list-item>
          <text:p text:style-name="P8">Add table to store “Archived”(Delivered) orders</text:p>
        </text:list-item>
        <text:list-item>
          <text:p text:style-name="P15">Remove “Place order” and “Show inventory” buttons</text:p>
        </text:list-item>
      </text:list>
      <text:p text:style-name="P2"><text:span text:style-name="T3"><text:tab/></text:span><text:span text:style-name="T1">Non-Admin user</text:span></text:p>
      <text:list xml:id="list1680945632" text:style-name="L2">
        <text:list-item>
          <text:p text:style-name="P9">Add inventory for non-admin users</text:p>
        </text:list-item>
        <text:list-item>
          <text:p text:style-name="P9">Inventory functions: Eat/Chuck/sell for half price?</text:p>
        </text:list-item>
        <text:list-item>
          <text:p text:style-name="P11">Add cancel button function</text:p>
        </text:list-item>
        <text:list-item>
          <text:p text:style-name="P11">Hide “Update order”/all button when an order is canceled</text:p>
        </text:list-item>
        <text:list-item>
          <text:p text:style-name="P12">Disable and grey-out all buttons</text:p>
        </text:list-item>
        <text:list-item>
          <text:p text:style-name="P19">Add mouse-over popup on order_num to view products in order</text:p>
        </text:list-item>
        <text:list-item>
          <text:p text:style-name="P9">Add “Collect” button <text:span text:style-name="T10">and functionality</text:span> to collect order and add items to inventory</text:p>
        </text:list-item>
        <text:list-item>
          <text:p text:style-name="P9">Add money for user to be able to order products</text:p>
        </text:list-item>
      </text:list>
      <text:p text:style-name="P4"><text:tab/></text:p>
      <text:p text:style-name="P5"/>
      <text:p text:style-name="P5"/>
      <text:p text:style-name="P3">Front-End Tweaking</text:p>
      <text:list xml:id="list2079110466" text:style-name="L3">
        <text:list-item>
          <text:p text:style-name="P10">Table columns spacing</text:p>
        </text:list-item>
        <text:list-item>
          <text:p text:style-name="P10">Table custom width</text:p>
        </text:list-item>
        <text:list-item>
          <text:p text:style-name="P10">Horizontally align multiple buttons in cell</text:p>
        </text:list-item>
        <text:list-item>
          <text:p text:style-name="P10">Keep position of current datatable page when refreshing table</text:p>
        </text:list-item>
        <text:list-item>
          <text:p text:style-name="P16">Change DataTable cell text color based on text</text:p>
        </text:list-item>
        <text:list-item>
          <text:p text:style-name="P18">Set style for order number to stand out. Indicating that a user can hover over it to view ordered items</text:p>
        </text:list-item>
      </text:list>
      <text:p text:style-name="P5"/>
      <text:p text:style-name="P5"/>
      <text:p text:style-name="P3">Bugs</text:p>
      <text:list xml:id="list2201357304" text:style-name="L4">
        <text:list-item>
          <text:p text:style-name="P13">Datatable’s second page’s buttons not disabling when an order’s status is “Canceled”</text:p>
        </text:list-item>
        <text:list-item>
          <text:p text:style-name="P7"><text:a xlink:type="simple" xlink:href="https://www.gyrocode.com/articles/jquery-datatables-custom-control-does-not-work-on-second-page/" text:style-name="Internet_20_link" text:visited-style-name="Visited_20_Internet_20_Link"><text:span text:style-name="T5">https://www.gyrocode.com/articles/jquery-datatables-custom-control-does-not-work-on-second-page/</text:span></text:a></text:p>
        </text:list-item>
      </text:list>
      <text:p text:style-name="P6">--Resolution--</text:p>
      <text:list xml:id="list2062981665" text:style-name="L5">
        <text:list-item>
          <text:p text:style-name="P14"><text:span text:style-name="T8">O</text:span>n table refresh, set button html markup to empty string if status is canceled.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5:23:40.684338819</dc:date>
    <meta:editing-duration>PT7H39M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98" meta:character-count="1227" meta:non-whitespace-character-count="1076"/>
  </office:meta>
</office:document-meta>
</file>